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Live Data"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Symbol">
            <text:p>Symbol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Market Capitalization">
            <text:p>Market Capitalization</text:p>
          </table:table-cell>
          <table:table-cell table:style-name="pd1" office:value-type="string" office:value="24-hour Trading Volume">
            <text:p>24-hour Trading Volume</text:p>
          </table:table-cell>
          <table:table-cell table:style-name="pd1" office:value-type="string" office:value="Price Change (24h %)">
            <text:p>Price Change (24h %)</text:p>
          </table:table-cell>
          <table:table-cell table:style-name="pd1" office:value-type="string" office:value="24h High">
            <text:p>24h High</text:p>
          </table:table-cell>
          <table:table-cell table:style-name="pd1" office:value-type="string" office:value="24h Low">
            <text:p>24h Low</text:p>
          </table:table-cell>
          <table:table-cell table:style-name="pd1" office:value-type="string" office:value="Circulating Supply">
            <text:p>Circulating Supply</text:p>
          </table:table-cell>
          <table:table-cell table:style-name="pd1" office:value-type="string" office:value="All Time High">
            <text:p>All Time High</text:p>
          </table:table-cell>
          <table:table-cell table:style-name="pd1" office:value-type="string" office:value="ATH Change %">
            <text:p>ATH Change %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string" office:value="btc">
            <text:p>btc</text:p>
          </table:table-cell>
          <table:table-cell office:value-type="float" office:value="87717.0">
            <text:p>87717.0</text:p>
          </table:table-cell>
          <table:table-cell office:value-type="float" office:value="1739738441943">
            <text:p>1739738441943</text:p>
          </table:table-cell>
          <table:table-cell office:value-type="float" office:value="59496891881">
            <text:p>59496891881</text:p>
          </table:table-cell>
          <table:table-cell office:value-type="float" office:value="4.62145">
            <text:p>4.62145</text:p>
          </table:table-cell>
          <table:table-cell office:value-type="float" office:value="88896.0">
            <text:p>88896.0</text:p>
          </table:table-cell>
          <table:table-cell office:value-type="float" office:value="81688.0">
            <text:p>81688.0</text:p>
          </table:table-cell>
          <table:table-cell office:value-type="float" office:value="19832371.0">
            <text:p>19832371.0</text:p>
          </table:table-cell>
          <table:table-cell office:value-type="float" office:value="108786.0">
            <text:p>108786.0</text:p>
          </table:table-cell>
          <table:table-cell office:value-type="float" office:value="-19.36629">
            <text:p>-19.36629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string" office:value="eth">
            <text:p>eth</text:p>
          </table:table-cell>
          <table:table-cell office:value-type="float" office:value="2213.41">
            <text:p>2213.41</text:p>
          </table:table-cell>
          <table:table-cell office:value-type="float" office:value="266953595183">
            <text:p>266953595183</text:p>
          </table:table-cell>
          <table:table-cell office:value-type="float" office:value="29521301980">
            <text:p>29521301980</text:p>
          </table:table-cell>
          <table:table-cell office:value-type="float" office:value="5.48113">
            <text:p>5.48113</text:p>
          </table:table-cell>
          <table:table-cell office:value-type="float" office:value="2217.06">
            <text:p>2217.06</text:p>
          </table:table-cell>
          <table:table-cell office:value-type="float" office:value="2022.69">
            <text:p>2022.69</text:p>
          </table:table-cell>
          <table:table-cell office:value-type="float" office:value="120592467.4460873">
            <text:p>120592467.4460873</text:p>
          </table:table-cell>
          <table:table-cell office:value-type="float" office:value="4878.26">
            <text:p>4878.26</text:p>
          </table:table-cell>
          <table:table-cell office:value-type="float" office:value="-54.62527">
            <text:p>-54.62527</text:p>
          </table:table-cell>
        </table:table-row>
        <table:table-row>
          <table:table-cell office:value-type="string" office:value="XRP">
            <text:p>XRP</text:p>
          </table:table-cell>
          <table:table-cell office:value-type="string" office:value="xrp">
            <text:p>xrp</text:p>
          </table:table-cell>
          <table:table-cell office:value-type="float" office:value="2.48">
            <text:p>2.48</text:p>
          </table:table-cell>
          <table:table-cell office:value-type="float" office:value="143670900808">
            <text:p>143670900808</text:p>
          </table:table-cell>
          <table:table-cell office:value-type="float" office:value="7780162059">
            <text:p>7780162059</text:p>
          </table:table-cell>
          <table:table-cell office:value-type="float" office:value="5.31922">
            <text:p>5.31922</text:p>
          </table:table-cell>
          <table:table-cell office:value-type="float" office:value="2.53">
            <text:p>2.53</text:p>
          </table:table-cell>
          <table:table-cell office:value-type="float" office:value="2.3">
            <text:p>2.3</text:p>
          </table:table-cell>
          <table:table-cell office:value-type="float" office:value="57949738512.0">
            <text:p>57949738512.0</text:p>
          </table:table-cell>
          <table:table-cell office:value-type="float" office:value="3.4">
            <text:p>3.4</text:p>
          </table:table-cell>
          <table:table-cell office:value-type="float" office:value="-26.94894">
            <text:p>-26.94894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string" office:value="usdt">
            <text:p>usdt</text:p>
          </table:table-cell>
          <table:table-cell office:value-type="float" office:value="0.999808">
            <text:p>0.999808</text:p>
          </table:table-cell>
          <table:table-cell office:value-type="float" office:value="142464818141">
            <text:p>142464818141</text:p>
          </table:table-cell>
          <table:table-cell office:value-type="float" office:value="97083674103">
            <text:p>97083674103</text:p>
          </table:table-cell>
          <table:table-cell office:value-type="float" office:value="0.04204">
            <text:p>0.04204</text:p>
          </table:table-cell>
          <table:table-cell office:value-type="float" office:value="0.999974">
            <text:p>0.999974</text:p>
          </table:table-cell>
          <table:table-cell office:value-type="float" office:value="0.999079">
            <text:p>0.999079</text:p>
          </table:table-cell>
          <table:table-cell office:value-type="float" office:value="142495395118.6436">
            <text:p>142495395118.6436</text:p>
          </table:table-cell>
          <table:table-cell office:value-type="float" office:value="1.32">
            <text:p>1.32</text:p>
          </table:table-cell>
          <table:table-cell office:value-type="float" office:value="-24.43459">
            <text:p>-24.43459</text:p>
          </table:table-cell>
        </table:table-row>
        <table:table-row>
          <table:table-cell office:value-type="string" office:value="BNB">
            <text:p>BNB</text:p>
          </table:table-cell>
          <table:table-cell office:value-type="string" office:value="bnb">
            <text:p>bnb</text:p>
          </table:table-cell>
          <table:table-cell office:value-type="float" office:value="598.09">
            <text:p>598.09</text:p>
          </table:table-cell>
          <table:table-cell office:value-type="float" office:value="87256490293">
            <text:p>87256490293</text:p>
          </table:table-cell>
          <table:table-cell office:value-type="float" office:value="1055895412">
            <text:p>1055895412</text:p>
          </table:table-cell>
          <table:table-cell office:value-type="float" office:value="5.34614">
            <text:p>5.34614</text:p>
          </table:table-cell>
          <table:table-cell office:value-type="float" office:value="599.72">
            <text:p>599.72</text:p>
          </table:table-cell>
          <table:table-cell office:value-type="float" office:value="560.33">
            <text:p>560.33</text:p>
          </table:table-cell>
          <table:table-cell office:value-type="float" office:value="145887575.79">
            <text:p>145887575.79</text:p>
          </table:table-cell>
          <table:table-cell office:value-type="float" office:value="788.84">
            <text:p>788.84</text:p>
          </table:table-cell>
          <table:table-cell office:value-type="float" office:value="-24.18148">
            <text:p>-24.18148</text:p>
          </table:table-cell>
        </table:table-row>
        <table:table-row>
          <table:table-cell office:value-type="string" office:value="Solana">
            <text:p>Solana</text:p>
          </table:table-cell>
          <table:table-cell office:value-type="string" office:value="sol">
            <text:p>sol</text:p>
          </table:table-cell>
          <table:table-cell office:value-type="float" office:value="143.88">
            <text:p>143.88</text:p>
          </table:table-cell>
          <table:table-cell office:value-type="float" office:value="73077842614">
            <text:p>73077842614</text:p>
          </table:table-cell>
          <table:table-cell office:value-type="float" office:value="7485107690">
            <text:p>7485107690</text:p>
          </table:table-cell>
          <table:table-cell office:value-type="float" office:value="4.50863">
            <text:p>4.50863</text:p>
          </table:table-cell>
          <table:table-cell office:value-type="float" office:value="146.55">
            <text:p>146.55</text:p>
          </table:table-cell>
          <table:table-cell office:value-type="float" office:value="132.68">
            <text:p>132.68</text:p>
          </table:table-cell>
          <table:table-cell office:value-type="float" office:value="507942654.630209">
            <text:p>507942654.630209</text:p>
          </table:table-cell>
          <table:table-cell office:value-type="float" office:value="293.31">
            <text:p>293.31</text:p>
          </table:table-cell>
          <table:table-cell office:value-type="float" office:value="-50.90376">
            <text:p>-50.90376</text:p>
          </table:table-cell>
        </table:table-row>
        <table:table-row>
          <table:table-cell office:value-type="string" office:value="USDC">
            <text:p>USDC</text:p>
          </table:table-cell>
          <table:table-cell office:value-type="string" office:value="usdc">
            <text:p>usdc</text:p>
          </table:table-cell>
          <table:table-cell office:value-type="float" office:value="0.999841">
            <text:p>0.999841</text:p>
          </table:table-cell>
          <table:table-cell office:value-type="float" office:value="56438678693">
            <text:p>56438678693</text:p>
          </table:table-cell>
          <table:table-cell office:value-type="float" office:value="13208668993">
            <text:p>13208668993</text:p>
          </table:table-cell>
          <table:table-cell office:value-type="float" office:value="0.0057">
            <text:p>0.0057</text:p>
          </table:table-cell>
          <table:table-cell office:value-type="float" office:value="1.0">
            <text:p>1.0</text:p>
          </table:table-cell>
          <table:table-cell office:value-type="float" office:value="0.999697">
            <text:p>0.999697</text:p>
          </table:table-cell>
          <table:table-cell office:value-type="float" office:value="56446744407.83259">
            <text:p>56446744407.83259</text:p>
          </table:table-cell>
          <table:table-cell office:value-type="float" office:value="1.17">
            <text:p>1.17</text:p>
          </table:table-cell>
          <table:table-cell office:value-type="float" office:value="-14.73939">
            <text:p>-14.73939</text:p>
          </table:table-cell>
        </table:table-row>
        <table:table-row>
          <table:table-cell office:value-type="string" office:value="Cardano">
            <text:p>Cardano</text:p>
          </table:table-cell>
          <table:table-cell office:value-type="string" office:value="ada">
            <text:p>ada</text:p>
          </table:table-cell>
          <table:table-cell office:value-type="float" office:value="0.94858">
            <text:p>0.94858</text:p>
          </table:table-cell>
          <table:table-cell office:value-type="float" office:value="34138355317">
            <text:p>34138355317</text:p>
          </table:table-cell>
          <table:table-cell office:value-type="float" office:value="4390247792">
            <text:p>4390247792</text:p>
          </table:table-cell>
          <table:table-cell office:value-type="float" office:value="16.63963">
            <text:p>16.63963</text:p>
          </table:table-cell>
          <table:table-cell office:value-type="float" office:value="0.975509">
            <text:p>0.975509</text:p>
          </table:table-cell>
          <table:table-cell office:value-type="float" office:value="0.784681">
            <text:p>0.784681</text:p>
          </table:table-cell>
          <table:table-cell office:value-type="float" office:value="35949488472.41836">
            <text:p>35949488472.41836</text:p>
          </table:table-cell>
          <table:table-cell office:value-type="float" office:value="3.09">
            <text:p>3.09</text:p>
          </table:table-cell>
          <table:table-cell office:value-type="float" office:value="-69.26411">
            <text:p>-69.26411</text:p>
          </table:table-cell>
        </table:table-row>
        <table:table-row>
          <table:table-cell office:value-type="string" office:value="Dogecoin">
            <text:p>Dogecoin</text:p>
          </table:table-cell>
          <table:table-cell office:value-type="string" office:value="doge">
            <text:p>doge</text:p>
          </table:table-cell>
          <table:table-cell office:value-type="float" office:value="0.200662">
            <text:p>0.200662</text:p>
          </table:table-cell>
          <table:table-cell office:value-type="float" office:value="29721667607">
            <text:p>29721667607</text:p>
          </table:table-cell>
          <table:table-cell office:value-type="float" office:value="1928000366">
            <text:p>1928000366</text:p>
          </table:table-cell>
          <table:table-cell office:value-type="float" office:value="3.95777">
            <text:p>3.95777</text:p>
          </table:table-cell>
          <table:table-cell office:value-type="float" office:value="0.203219">
            <text:p>0.203219</text:p>
          </table:table-cell>
          <table:table-cell office:value-type="float" office:value="0.185534">
            <text:p>0.185534</text:p>
          </table:table-cell>
          <table:table-cell office:value-type="float" office:value="148057346383.7052">
            <text:p>148057346383.7052</text:p>
          </table:table-cell>
          <table:table-cell office:value-type="float" office:value="0.731578">
            <text:p>0.731578</text:p>
          </table:table-cell>
          <table:table-cell office:value-type="float" office:value="-72.56975">
            <text:p>-72.56975</text:p>
          </table:table-cell>
        </table:table-row>
        <table:table-row>
          <table:table-cell office:value-type="string" office:value="Lido Staked Ether">
            <text:p>Lido Staked Ether</text:p>
          </table:table-cell>
          <table:table-cell office:value-type="string" office:value="steth">
            <text:p>steth</text:p>
          </table:table-cell>
          <table:table-cell office:value-type="float" office:value="2213.93">
            <text:p>2213.93</text:p>
          </table:table-cell>
          <table:table-cell office:value-type="float" office:value="20790463374">
            <text:p>20790463374</text:p>
          </table:table-cell>
          <table:table-cell office:value-type="float" office:value="106935088">
            <text:p>106935088</text:p>
          </table:table-cell>
          <table:table-cell office:value-type="float" office:value="5.76038">
            <text:p>5.76038</text:p>
          </table:table-cell>
          <table:table-cell office:value-type="float" office:value="2218.35">
            <text:p>2218.35</text:p>
          </table:table-cell>
          <table:table-cell office:value-type="float" office:value="2019.47">
            <text:p>2019.47</text:p>
          </table:table-cell>
          <table:table-cell office:value-type="float" office:value="9391079.418138616">
            <text:p>9391079.418138616</text:p>
          </table:table-cell>
          <table:table-cell office:value-type="float" office:value="4829.57">
            <text:p>4829.57</text:p>
          </table:table-cell>
          <table:table-cell office:value-type="float" office:value="-54.09332">
            <text:p>-54.09332</text:p>
          </table:table-cell>
        </table:table-row>
        <table:table-row>
          <table:table-cell office:value-type="string" office:value="TRON">
            <text:p>TRON</text:p>
          </table:table-cell>
          <table:table-cell office:value-type="string" office:value="trx">
            <text:p>trx</text:p>
          </table:table-cell>
          <table:table-cell office:value-type="float" office:value="0.240663">
            <text:p>0.240663</text:p>
          </table:table-cell>
          <table:table-cell office:value-type="float" office:value="20702625158">
            <text:p>20702625158</text:p>
          </table:table-cell>
          <table:table-cell office:value-type="float" office:value="1135083280">
            <text:p>1135083280</text:p>
          </table:table-cell>
          <table:table-cell office:value-type="float" office:value="2.67612">
            <text:p>2.67612</text:p>
          </table:table-cell>
          <table:table-cell office:value-type="float" office:value="0.244746">
            <text:p>0.244746</text:p>
          </table:table-cell>
          <table:table-cell office:value-type="float" office:value="0.2323">
            <text:p>0.2323</text:p>
          </table:table-cell>
          <table:table-cell office:value-type="float" office:value="86057092195.96338">
            <text:p>86057092195.96338</text:p>
          </table:table-cell>
          <table:table-cell office:value-type="float" office:value="0.431288">
            <text:p>0.431288</text:p>
          </table:table-cell>
          <table:table-cell office:value-type="float" office:value="-44.20216">
            <text:p>-44.20216</text:p>
          </table:table-cell>
        </table:table-row>
        <table:table-row>
          <table:table-cell office:value-type="string" office:value="Pi Network">
            <text:p>Pi Network</text:p>
          </table:table-cell>
          <table:table-cell office:value-type="string" office:value="pi">
            <text:p>pi</text:p>
          </table:table-cell>
          <table:table-cell office:value-type="float" office:value="1.92">
            <text:p>1.92</text:p>
          </table:table-cell>
          <table:table-cell office:value-type="float" office:value="13328253418">
            <text:p>13328253418</text:p>
          </table:table-cell>
          <table:table-cell office:value-type="float" office:value="754456795">
            <text:p>754456795</text:p>
          </table:table-cell>
          <table:table-cell office:value-type="float" office:value="10.22972">
            <text:p>10.22972</text:p>
          </table:table-cell>
          <table:table-cell office:value-type="float" office:value="1.93">
            <text:p>1.93</text:p>
          </table:table-cell>
          <table:table-cell office:value-type="float" office:value="1.72">
            <text:p>1.72</text:p>
          </table:table-cell>
          <table:table-cell office:value-type="float" office:value="6987103913.626706">
            <text:p>6987103913.626706</text:p>
          </table:table-cell>
          <table:table-cell office:value-type="float" office:value="2.99">
            <text:p>2.99</text:p>
          </table:table-cell>
          <table:table-cell office:value-type="float" office:value="-35.80064">
            <text:p>-35.80064</text:p>
          </table:table-cell>
        </table:table-row>
        <table:table-row>
          <table:table-cell office:value-type="string" office:value="Wrapped Bitcoin">
            <text:p>Wrapped Bitcoin</text:p>
          </table:table-cell>
          <table:table-cell office:value-type="string" office:value="wbtc">
            <text:p>wbtc</text:p>
          </table:table-cell>
          <table:table-cell office:value-type="float" office:value="87508.0">
            <text:p>87508.0</text:p>
          </table:table-cell>
          <table:table-cell office:value-type="float" office:value="11294730299">
            <text:p>11294730299</text:p>
          </table:table-cell>
          <table:table-cell office:value-type="float" office:value="453370157">
            <text:p>453370157</text:p>
          </table:table-cell>
          <table:table-cell office:value-type="float" office:value="4.68574">
            <text:p>4.68574</text:p>
          </table:table-cell>
          <table:table-cell office:value-type="float" office:value="88685.0">
            <text:p>88685.0</text:p>
          </table:table-cell>
          <table:table-cell office:value-type="float" office:value="81714.0">
            <text:p>81714.0</text:p>
          </table:table-cell>
          <table:table-cell office:value-type="float" office:value="129015.15757878">
            <text:p>129015.15757878</text:p>
          </table:table-cell>
          <table:table-cell office:value-type="float" office:value="108368.0">
            <text:p>108368.0</text:p>
          </table:table-cell>
          <table:table-cell office:value-type="float" office:value="-19.15766">
            <text:p>-19.15766</text:p>
          </table:table-cell>
        </table:table-row>
        <table:table-row>
          <table:table-cell office:value-type="string" office:value="Hedera">
            <text:p>Hedera</text:p>
          </table:table-cell>
          <table:table-cell office:value-type="string" office:value="hbar">
            <text:p>hbar</text:p>
          </table:table-cell>
          <table:table-cell office:value-type="float" office:value="0.255773">
            <text:p>0.255773</text:p>
          </table:table-cell>
          <table:table-cell office:value-type="float" office:value="10718724886">
            <text:p>10718724886</text:p>
          </table:table-cell>
          <table:table-cell office:value-type="float" office:value="828576310">
            <text:p>828576310</text:p>
          </table:table-cell>
          <table:table-cell office:value-type="float" office:value="10.5963">
            <text:p>10.5963</text:p>
          </table:table-cell>
          <table:table-cell office:value-type="float" office:value="0.257748">
            <text:p>0.257748</text:p>
          </table:table-cell>
          <table:table-cell office:value-type="float" office:value="0.228191">
            <text:p>0.228191</text:p>
          </table:table-cell>
          <table:table-cell office:value-type="float" office:value="41908412969.07529">
            <text:p>41908412969.07529</text:p>
          </table:table-cell>
          <table:table-cell office:value-type="float" office:value="0.569229">
            <text:p>0.569229</text:p>
          </table:table-cell>
          <table:table-cell office:value-type="float" office:value="-54.81528">
            <text:p>-54.81528</text:p>
          </table:table-cell>
        </table:table-row>
        <table:table-row>
          <table:table-cell office:value-type="string" office:value="Chainlink">
            <text:p>Chainlink</text:p>
          </table:table-cell>
          <table:table-cell office:value-type="string" office:value="link">
            <text:p>link</text:p>
          </table:table-cell>
          <table:table-cell office:value-type="float" office:value="15.89">
            <text:p>15.89</text:p>
          </table:table-cell>
          <table:table-cell office:value-type="float" office:value="10146638015">
            <text:p>10146638015</text:p>
          </table:table-cell>
          <table:table-cell office:value-type="float" office:value="1019033779">
            <text:p>1019033779</text:p>
          </table:table-cell>
          <table:table-cell office:value-type="float" office:value="14.91689">
            <text:p>14.91689</text:p>
          </table:table-cell>
          <table:table-cell office:value-type="float" office:value="15.92">
            <text:p>15.92</text:p>
          </table:table-cell>
          <table:table-cell office:value-type="float" office:value="13.25">
            <text:p>13.25</text:p>
          </table:table-cell>
          <table:table-cell office:value-type="float" office:value="638099970.4505637">
            <text:p>638099970.4505637</text:p>
          </table:table-cell>
          <table:table-cell office:value-type="float" office:value="52.7">
            <text:p>52.7</text:p>
          </table:table-cell>
          <table:table-cell office:value-type="float" office:value="-69.84313">
            <text:p>-69.84313</text:p>
          </table:table-cell>
        </table:table-row>
        <table:table-row>
          <table:table-cell office:value-type="string" office:value="Wrapped stETH">
            <text:p>Wrapped stETH</text:p>
          </table:table-cell>
          <table:table-cell office:value-type="string" office:value="wsteth">
            <text:p>wsteth</text:p>
          </table:table-cell>
          <table:table-cell office:value-type="float" office:value="2647.62">
            <text:p>2647.62</text:p>
          </table:table-cell>
          <table:table-cell office:value-type="float" office:value="9395629638">
            <text:p>9395629638</text:p>
          </table:table-cell>
          <table:table-cell office:value-type="float" office:value="63483750">
            <text:p>63483750</text:p>
          </table:table-cell>
          <table:table-cell office:value-type="float" office:value="5.72395">
            <text:p>5.72395</text:p>
          </table:table-cell>
          <table:table-cell office:value-type="float" office:value="2653.02">
            <text:p>2653.02</text:p>
          </table:table-cell>
          <table:table-cell office:value-type="float" office:value="2421.86">
            <text:p>2421.86</text:p>
          </table:table-cell>
          <table:table-cell office:value-type="float" office:value="3544940.153060551">
            <text:p>3544940.153060551</text:p>
          </table:table-cell>
          <table:table-cell office:value-type="float" office:value="7256.02">
            <text:p>7256.02</text:p>
          </table:table-cell>
          <table:table-cell office:value-type="float" office:value="-63.48677">
            <text:p>-63.48677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string" office:value="leo">
            <text:p>leo</text:p>
          </table:table-cell>
          <table:table-cell office:value-type="float" office:value="9.9">
            <text:p>9.9</text:p>
          </table:table-cell>
          <table:table-cell office:value-type="float" office:value="9142863332">
            <text:p>9142863332</text:p>
          </table:table-cell>
          <table:table-cell office:value-type="float" office:value="5232426">
            <text:p>5232426</text:p>
          </table:table-cell>
          <table:table-cell office:value-type="float" office:value="-0.4987">
            <text:p>-0.4987</text:p>
          </table:table-cell>
          <table:table-cell office:value-type="float" office:value="10.07">
            <text:p>10.07</text:p>
          </table:table-cell>
          <table:table-cell office:value-type="float" office:value="9.66">
            <text:p>9.66</text:p>
          </table:table-cell>
          <table:table-cell office:value-type="float" office:value="924008170.9">
            <text:p>924008170.9</text:p>
          </table:table-cell>
          <table:table-cell office:value-type="float" office:value="10.07">
            <text:p>10.07</text:p>
          </table:table-cell>
          <table:table-cell office:value-type="float" office:value="-1.55986">
            <text:p>-1.55986</text:p>
          </table:table-cell>
        </table:table-row>
        <table:table-row>
          <table:table-cell office:value-type="string" office:value="Stellar">
            <text:p>Stellar</text:p>
          </table:table-cell>
          <table:table-cell office:value-type="string" office:value="xlm">
            <text:p>xlm</text:p>
          </table:table-cell>
          <table:table-cell office:value-type="float" office:value="0.297854">
            <text:p>0.297854</text:p>
          </table:table-cell>
          <table:table-cell office:value-type="float" office:value="9140199735">
            <text:p>9140199735</text:p>
          </table:table-cell>
          <table:table-cell office:value-type="float" office:value="328809821">
            <text:p>328809821</text:p>
          </table:table-cell>
          <table:table-cell office:value-type="float" office:value="4.21185">
            <text:p>4.21185</text:p>
          </table:table-cell>
          <table:table-cell office:value-type="float" office:value="0.300933">
            <text:p>0.300933</text:p>
          </table:table-cell>
          <table:table-cell office:value-type="float" office:value="0.275768">
            <text:p>0.275768</text:p>
          </table:table-cell>
          <table:table-cell office:value-type="float" office:value="30691658340.67432">
            <text:p>30691658340.67432</text:p>
          </table:table-cell>
          <table:table-cell office:value-type="float" office:value="0.875563">
            <text:p>0.875563</text:p>
          </table:table-cell>
          <table:table-cell office:value-type="float" office:value="-65.98252">
            <text:p>-65.98252</text:p>
          </table:table-cell>
        </table:table-row>
        <table:table-row>
          <table:table-cell office:value-type="string" office:value="Avalanche">
            <text:p>Avalanche</text:p>
          </table:table-cell>
          <table:table-cell office:value-type="string" office:value="avax">
            <text:p>avax</text:p>
          </table:table-cell>
          <table:table-cell office:value-type="float" office:value="20.45">
            <text:p>20.45</text:p>
          </table:table-cell>
          <table:table-cell office:value-type="float" office:value="8470098163">
            <text:p>8470098163</text:p>
          </table:table-cell>
          <table:table-cell office:value-type="float" office:value="630945577">
            <text:p>630945577</text:p>
          </table:table-cell>
          <table:table-cell office:value-type="float" office:value="1.43487">
            <text:p>1.43487</text:p>
          </table:table-cell>
          <table:table-cell office:value-type="float" office:value="20.49">
            <text:p>20.49</text:p>
          </table:table-cell>
          <table:table-cell office:value-type="float" office:value="19.18">
            <text:p>19.18</text:p>
          </table:table-cell>
          <table:table-cell office:value-type="float" office:value="414131259.1097702">
            <text:p>414131259.1097702</text:p>
          </table:table-cell>
          <table:table-cell office:value-type="float" office:value="144.96">
            <text:p>144.96</text:p>
          </table:table-cell>
          <table:table-cell office:value-type="float" office:value="-85.91482">
            <text:p>-85.91482</text:p>
          </table:table-cell>
        </table:table-row>
        <table:table-row>
          <table:table-cell office:value-type="string" office:value="Sui">
            <text:p>Sui</text:p>
          </table:table-cell>
          <table:table-cell office:value-type="string" office:value="sui">
            <text:p>sui</text:p>
          </table:table-cell>
          <table:table-cell office:value-type="float" office:value="2.52">
            <text:p>2.52</text:p>
          </table:table-cell>
          <table:table-cell office:value-type="float" office:value="8002979224">
            <text:p>8002979224</text:p>
          </table:table-cell>
          <table:table-cell office:value-type="float" office:value="1310320233">
            <text:p>1310320233</text:p>
          </table:table-cell>
          <table:table-cell office:value-type="float" office:value="3.1842">
            <text:p>3.1842</text:p>
          </table:table-cell>
          <table:table-cell office:value-type="float" office:value="2.58">
            <text:p>2.58</text:p>
          </table:table-cell>
          <table:table-cell office:value-type="float" office:value="2.29">
            <text:p>2.29</text:p>
          </table:table-cell>
          <table:table-cell office:value-type="float" office:value="3169845047.483887">
            <text:p>3169845047.483887</text:p>
          </table:table-cell>
          <table:table-cell office:value-type="float" office:value="5.35">
            <text:p>5.35</text:p>
          </table:table-cell>
          <table:table-cell office:value-type="float" office:value="-52.76137">
            <text:p>-52.76137</text:p>
          </table:table-cell>
        </table:table-row>
        <table:table-row>
          <table:table-cell office:value-type="string" office:value="USDS">
            <text:p>USDS</text:p>
          </table:table-cell>
          <table:table-cell office:value-type="string" office:value="usds">
            <text:p>usds</text:p>
          </table:table-cell>
          <table:table-cell office:value-type="float" office:value="0.999957">
            <text:p>0.999957</text:p>
          </table:table-cell>
          <table:table-cell office:value-type="float" office:value="7980592600">
            <text:p>7980592600</text:p>
          </table:table-cell>
          <table:table-cell office:value-type="float" office:value="43444397">
            <text:p>43444397</text:p>
          </table:table-cell>
          <table:table-cell office:value-type="float" office:value="0.08963">
            <text:p>0.08963</text:p>
          </table:table-cell>
          <table:table-cell office:value-type="float" office:value="1.003">
            <text:p>1.003</text:p>
          </table:table-cell>
          <table:table-cell office:value-type="float" office:value="0.997963">
            <text:p>0.997963</text:p>
          </table:table-cell>
          <table:table-cell office:value-type="float" office:value="7980467527.106442">
            <text:p>7980467527.106442</text:p>
          </table:table-cell>
          <table:table-cell office:value-type="float" office:value="1.057">
            <text:p>1.057</text:p>
          </table:table-cell>
          <table:table-cell office:value-type="float" office:value="-5.41571">
            <text:p>-5.41571</text:p>
          </table:table-cell>
        </table:table-row>
        <table:table-row>
          <table:table-cell office:value-type="string" office:value="Litecoin">
            <text:p>Litecoin</text:p>
          </table:table-cell>
          <table:table-cell office:value-type="string" office:value="ltc">
            <text:p>ltc</text:p>
          </table:table-cell>
          <table:table-cell office:value-type="float" office:value="103.78">
            <text:p>103.78</text:p>
          </table:table-cell>
          <table:table-cell office:value-type="float" office:value="7831829635">
            <text:p>7831829635</text:p>
          </table:table-cell>
          <table:table-cell office:value-type="float" office:value="1245619398">
            <text:p>1245619398</text:p>
          </table:table-cell>
          <table:table-cell office:value-type="float" office:value="0.76194">
            <text:p>0.76194</text:p>
          </table:table-cell>
          <table:table-cell office:value-type="float" office:value="104.93">
            <text:p>104.93</text:p>
          </table:table-cell>
          <table:table-cell office:value-type="float" office:value="95.46">
            <text:p>95.46</text:p>
          </table:table-cell>
          <table:table-cell office:value-type="float" office:value="75598758.23347135">
            <text:p>75598758.23347135</text:p>
          </table:table-cell>
          <table:table-cell office:value-type="float" office:value="410.26">
            <text:p>410.26</text:p>
          </table:table-cell>
          <table:table-cell office:value-type="float" office:value="-74.7051">
            <text:p>-74.7051</text:p>
          </table:table-cell>
        </table:table-row>
        <table:table-row>
          <table:table-cell office:value-type="string" office:value="Shiba Inu">
            <text:p>Shiba Inu</text:p>
          </table:table-cell>
          <table:table-cell office:value-type="string" office:value="shib">
            <text:p>shib</text:p>
          </table:table-cell>
          <table:table-cell office:value-type="float" office:value="1.308e-05">
            <text:p>1.308e-05</text:p>
          </table:table-cell>
          <table:table-cell office:value-type="float" office:value="7705776202">
            <text:p>7705776202</text:p>
          </table:table-cell>
          <table:table-cell office:value-type="float" office:value="305118490">
            <text:p>305118490</text:p>
          </table:table-cell>
          <table:table-cell office:value-type="float" office:value="2.61917">
            <text:p>2.61917</text:p>
          </table:table-cell>
          <table:table-cell office:value-type="float" office:value="1.327e-05">
            <text:p>1.327e-05</text:p>
          </table:table-cell>
          <table:table-cell office:value-type="float" office:value="1.23e-05">
            <text:p>1.23e-05</text:p>
          </table:table-cell>
          <table:table-cell office:value-type="float" office:value="589253553171780.9">
            <text:p>589253553171780.9</text:p>
          </table:table-cell>
          <table:table-cell office:value-type="float" office:value="8.616e-05">
            <text:p>8.616e-05</text:p>
          </table:table-cell>
          <table:table-cell office:value-type="float" office:value="-84.8043">
            <text:p>-84.8043</text:p>
          </table:table-cell>
        </table:table-row>
        <table:table-row>
          <table:table-cell office:value-type="string" office:value="Toncoin">
            <text:p>Toncoin</text:p>
          </table:table-cell>
          <table:table-cell office:value-type="string" office:value="ton">
            <text:p>ton</text:p>
          </table:table-cell>
          <table:table-cell office:value-type="float" office:value="3.01">
            <text:p>3.01</text:p>
          </table:table-cell>
          <table:table-cell office:value-type="float" office:value="7476538645">
            <text:p>7476538645</text:p>
          </table:table-cell>
          <table:table-cell office:value-type="float" office:value="256303815">
            <text:p>256303815</text:p>
          </table:table-cell>
          <table:table-cell office:value-type="float" office:value="-1.4287">
            <text:p>-1.4287</text:p>
          </table:table-cell>
          <table:table-cell office:value-type="float" office:value="3.17">
            <text:p>3.17</text:p>
          </table:table-cell>
          <table:table-cell office:value-type="float" office:value="2.96">
            <text:p>2.96</text:p>
          </table:table-cell>
          <table:table-cell office:value-type="float" office:value="2476417866.988377">
            <text:p>2476417866.988377</text:p>
          </table:table-cell>
          <table:table-cell office:value-type="float" office:value="8.25">
            <text:p>8.25</text:p>
          </table:table-cell>
          <table:table-cell office:value-type="float" office:value="-63.33178">
            <text:p>-63.33178</text:p>
          </table:table-cell>
        </table:table-row>
        <table:table-row>
          <table:table-cell office:value-type="string" office:value="MANTRA">
            <text:p>MANTRA</text:p>
          </table:table-cell>
          <table:table-cell office:value-type="string" office:value="om">
            <text:p>om</text:p>
          </table:table-cell>
          <table:table-cell office:value-type="float" office:value="7.23">
            <text:p>7.23</text:p>
          </table:table-cell>
          <table:table-cell office:value-type="float" office:value="7039873168">
            <text:p>7039873168</text:p>
          </table:table-cell>
          <table:table-cell office:value-type="float" office:value="194185146">
            <text:p>194185146</text:p>
          </table:table-cell>
          <table:table-cell office:value-type="float" office:value="5.40301">
            <text:p>5.40301</text:p>
          </table:table-cell>
          <table:table-cell office:value-type="float" office:value="7.26">
            <text:p>7.26</text:p>
          </table:table-cell>
          <table:table-cell office:value-type="float" office:value="6.6">
            <text:p>6.6</text:p>
          </table:table-cell>
          <table:table-cell office:value-type="float" office:value="974850425.11">
            <text:p>974850425.11</text:p>
          </table:table-cell>
          <table:table-cell office:value-type="float" office:value="8.99">
            <text:p>8.99</text:p>
          </table:table-cell>
          <table:table-cell office:value-type="float" office:value="-19.88523">
            <text:p>-19.88523</text:p>
          </table:table-cell>
        </table:table-row>
        <table:table-row>
          <table:table-cell office:value-type="string" office:value="Bitcoin Cash">
            <text:p>Bitcoin Cash</text:p>
          </table:table-cell>
          <table:table-cell office:value-type="string" office:value="bch">
            <text:p>bch</text:p>
          </table:table-cell>
          <table:table-cell office:value-type="float" office:value="352.38">
            <text:p>352.38</text:p>
          </table:table-cell>
          <table:table-cell office:value-type="float" office:value="6992468995">
            <text:p>6992468995</text:p>
          </table:table-cell>
          <table:table-cell office:value-type="float" office:value="481287369">
            <text:p>481287369</text:p>
          </table:table-cell>
          <table:table-cell office:value-type="float" office:value="12.94099">
            <text:p>12.94099</text:p>
          </table:table-cell>
          <table:table-cell office:value-type="float" office:value="355.73">
            <text:p>355.73</text:p>
          </table:table-cell>
          <table:table-cell office:value-type="float" office:value="294.18">
            <text:p>294.18</text:p>
          </table:table-cell>
          <table:table-cell office:value-type="float" office:value="19837737.39665078">
            <text:p>19837737.39665078</text:p>
          </table:table-cell>
          <table:table-cell office:value-type="float" office:value="3785.82">
            <text:p>3785.82</text:p>
          </table:table-cell>
          <table:table-cell office:value-type="float" office:value="-90.69168">
            <text:p>-90.69168</text:p>
          </table:table-cell>
        </table:table-row>
        <table:table-row>
          <table:table-cell office:value-type="string" office:value="Polkadot">
            <text:p>Polkadot</text:p>
          </table:table-cell>
          <table:table-cell office:value-type="string" office:value="dot">
            <text:p>dot</text:p>
          </table:table-cell>
          <table:table-cell office:value-type="float" office:value="4.37">
            <text:p>4.37</text:p>
          </table:table-cell>
          <table:table-cell office:value-type="float" office:value="6653275652">
            <text:p>6653275652</text:p>
          </table:table-cell>
          <table:table-cell office:value-type="float" office:value="276200449">
            <text:p>276200449</text:p>
          </table:table-cell>
          <table:table-cell office:value-type="float" office:value="1.86906">
            <text:p>1.86906</text:p>
          </table:table-cell>
          <table:table-cell office:value-type="float" office:value="4.42">
            <text:p>4.42</text:p>
          </table:table-cell>
          <table:table-cell office:value-type="float" office:value="4.06">
            <text:p>4.06</text:p>
          </table:table-cell>
          <table:table-cell office:value-type="float" office:value="1522267060.0">
            <text:p>1522267060.0</text:p>
          </table:table-cell>
          <table:table-cell office:value-type="float" office:value="54.98">
            <text:p>54.98</text:p>
          </table:table-cell>
          <table:table-cell office:value-type="float" office:value="-92.05127">
            <text:p>-92.05127</text:p>
          </table:table-cell>
        </table:table-row>
        <table:table-row>
          <table:table-cell office:value-type="string" office:value="WETH">
            <text:p>WETH</text:p>
          </table:table-cell>
          <table:table-cell office:value-type="string" office:value="weth">
            <text:p>weth</text:p>
          </table:table-cell>
          <table:table-cell office:value-type="float" office:value="2215.1">
            <text:p>2215.1</text:p>
          </table:table-cell>
          <table:table-cell office:value-type="float" office:value="6373630749">
            <text:p>6373630749</text:p>
          </table:table-cell>
          <table:table-cell office:value-type="float" office:value="1256077192">
            <text:p>1256077192</text:p>
          </table:table-cell>
          <table:table-cell office:value-type="float" office:value="5.71319">
            <text:p>5.71319</text:p>
          </table:table-cell>
          <table:table-cell office:value-type="float" office:value="2221.08">
            <text:p>2221.08</text:p>
          </table:table-cell>
          <table:table-cell office:value-type="float" office:value="2022.75">
            <text:p>2022.75</text:p>
          </table:table-cell>
          <table:table-cell office:value-type="float" office:value="2876881.590678421">
            <text:p>2876881.590678421</text:p>
          </table:table-cell>
          <table:table-cell office:value-type="float" office:value="4799.89">
            <text:p>4799.89</text:p>
          </table:table-cell>
          <table:table-cell office:value-type="float" office:value="-53.85206">
            <text:p>-53.85206</text:p>
          </table:table-cell>
        </table:table-row>
        <table:table-row>
          <table:table-cell office:value-type="string" office:value="Hyperliquid">
            <text:p>Hyperliquid</text:p>
          </table:table-cell>
          <table:table-cell office:value-type="string" office:value="hype">
            <text:p>hype</text:p>
          </table:table-cell>
          <table:table-cell office:value-type="float" office:value="17.13">
            <text:p>17.13</text:p>
          </table:table-cell>
          <table:table-cell office:value-type="float" office:value="5780283084">
            <text:p>5780283084</text:p>
          </table:table-cell>
          <table:table-cell office:value-type="float" office:value="259120935">
            <text:p>259120935</text:p>
          </table:table-cell>
          <table:table-cell office:value-type="float" office:value="7.31838">
            <text:p>7.31838</text:p>
          </table:table-cell>
          <table:table-cell office:value-type="float" office:value="17.91">
            <text:p>17.91</text:p>
          </table:table-cell>
          <table:table-cell office:value-type="float" office:value="15.48">
            <text:p>15.48</text:p>
          </table:table-cell>
          <table:table-cell office:value-type="float" office:value="333928180.0">
            <text:p>333928180.0</text:p>
          </table:table-cell>
          <table:table-cell office:value-type="float" office:value="34.96">
            <text:p>34.96</text:p>
          </table:table-cell>
          <table:table-cell office:value-type="float" office:value="-50.24223">
            <text:p>-50.24223</text:p>
          </table:table-cell>
        </table:table-row>
        <table:table-row>
          <table:table-cell office:value-type="string" office:value="Ethena USDe">
            <text:p>Ethena USDe</text:p>
          </table:table-cell>
          <table:table-cell office:value-type="string" office:value="usde">
            <text:p>usde</text:p>
          </table:table-cell>
          <table:table-cell office:value-type="float" office:value="0.999248">
            <text:p>0.999248</text:p>
          </table:table-cell>
          <table:table-cell office:value-type="float" office:value="5441987368">
            <text:p>5441987368</text:p>
          </table:table-cell>
          <table:table-cell office:value-type="float" office:value="85531522">
            <text:p>85531522</text:p>
          </table:table-cell>
          <table:table-cell office:value-type="float" office:value="0.11263">
            <text:p>0.11263</text:p>
          </table:table-cell>
          <table:table-cell office:value-type="float" office:value="0.999704">
            <text:p>0.999704</text:p>
          </table:table-cell>
          <table:table-cell office:value-type="float" office:value="0.997933">
            <text:p>0.997933</text:p>
          </table:table-cell>
          <table:table-cell office:value-type="float" office:value="5446960752.670475">
            <text:p>5446960752.670475</text:p>
          </table:table-cell>
          <table:table-cell office:value-type="float" office:value="1.032">
            <text:p>1.032</text:p>
          </table:table-cell>
          <table:table-cell office:value-type="float" office:value="-3.1984">
            <text:p>-3.1984</text:p>
          </table:table-cell>
        </table:table-row>
        <table:table-row>
          <table:table-cell office:value-type="string" office:value="Bitget Token">
            <text:p>Bitget Token</text:p>
          </table:table-cell>
          <table:table-cell office:value-type="string" office:value="bgb">
            <text:p>bgb</text:p>
          </table:table-cell>
          <table:table-cell office:value-type="float" office:value="4.38">
            <text:p>4.38</text:p>
          </table:table-cell>
          <table:table-cell office:value-type="float" office:value="5255990581">
            <text:p>5255990581</text:p>
          </table:table-cell>
          <table:table-cell office:value-type="float" office:value="272876029">
            <text:p>272876029</text:p>
          </table:table-cell>
          <table:table-cell office:value-type="float" office:value="5.22274">
            <text:p>5.22274</text:p>
          </table:table-cell>
          <table:table-cell office:value-type="float" office:value="4.39">
            <text:p>4.39</text:p>
          </table:table-cell>
          <table:table-cell office:value-type="float" office:value="4.03">
            <text:p>4.03</text:p>
          </table:table-cell>
          <table:table-cell office:value-type="float" office:value="1199999994.2">
            <text:p>1199999994.2</text:p>
          </table:table-cell>
          <table:table-cell office:value-type="float" office:value="8.45">
            <text:p>8.45</text:p>
          </table:table-cell>
          <table:table-cell office:value-type="float" office:value="-48.45094">
            <text:p>-48.45094</text:p>
          </table:table-cell>
        </table:table-row>
        <table:table-row>
          <table:table-cell office:value-type="string" office:value="Wrapped eETH">
            <text:p>Wrapped eETH</text:p>
          </table:table-cell>
          <table:table-cell office:value-type="string" office:value="weeth">
            <text:p>weeth</text:p>
          </table:table-cell>
          <table:table-cell office:value-type="float" office:value="2350.5">
            <text:p>2350.5</text:p>
          </table:table-cell>
          <table:table-cell office:value-type="float" office:value="4511123387">
            <text:p>4511123387</text:p>
          </table:table-cell>
          <table:table-cell office:value-type="float" office:value="14279604">
            <text:p>14279604</text:p>
          </table:table-cell>
          <table:table-cell office:value-type="float" office:value="5.66249">
            <text:p>5.66249</text:p>
          </table:table-cell>
          <table:table-cell office:value-type="float" office:value="2353.61">
            <text:p>2353.61</text:p>
          </table:table-cell>
          <table:table-cell office:value-type="float" office:value="2145.21">
            <text:p>2145.21</text:p>
          </table:table-cell>
          <table:table-cell office:value-type="float" office:value="1919513.131554076">
            <text:p>1919513.131554076</text:p>
          </table:table-cell>
          <table:table-cell office:value-type="float" office:value="4311.81">
            <text:p>4311.81</text:p>
          </table:table-cell>
          <table:table-cell office:value-type="float" office:value="-45.4822">
            <text:p>-45.4822</text:p>
          </table:table-cell>
        </table:table-row>
        <table:table-row>
          <table:table-cell office:value-type="string" office:value="Uniswap">
            <text:p>Uniswap</text:p>
          </table:table-cell>
          <table:table-cell office:value-type="string" office:value="uni">
            <text:p>uni</text:p>
          </table:table-cell>
          <table:table-cell office:value-type="float" office:value="7.41">
            <text:p>7.41</text:p>
          </table:table-cell>
          <table:table-cell office:value-type="float" office:value="4451007071">
            <text:p>4451007071</text:p>
          </table:table-cell>
          <table:table-cell office:value-type="float" office:value="338118501">
            <text:p>338118501</text:p>
          </table:table-cell>
          <table:table-cell office:value-type="float" office:value="8.70094">
            <text:p>8.70094</text:p>
          </table:table-cell>
          <table:table-cell office:value-type="float" office:value="7.44">
            <text:p>7.44</text:p>
          </table:table-cell>
          <table:table-cell office:value-type="float" office:value="6.57">
            <text:p>6.57</text:p>
          </table:table-cell>
          <table:table-cell office:value-type="float" office:value="600483073.71">
            <text:p>600483073.71</text:p>
          </table:table-cell>
          <table:table-cell office:value-type="float" office:value="44.92">
            <text:p>44.92</text:p>
          </table:table-cell>
          <table:table-cell office:value-type="float" office:value="-83.46945">
            <text:p>-83.46945</text:p>
          </table:table-cell>
        </table:table-row>
        <table:table-row>
          <table:table-cell office:value-type="string" office:value="WhiteBIT Coin">
            <text:p>WhiteBIT Coin</text:p>
          </table:table-cell>
          <table:table-cell office:value-type="string" office:value="wbt">
            <text:p>wbt</text:p>
          </table:table-cell>
          <table:table-cell office:value-type="float" office:value="29.62">
            <text:p>29.62</text:p>
          </table:table-cell>
          <table:table-cell office:value-type="float" office:value="4267904146">
            <text:p>4267904146</text:p>
          </table:table-cell>
          <table:table-cell office:value-type="float" office:value="89021229">
            <text:p>89021229</text:p>
          </table:table-cell>
          <table:table-cell office:value-type="float" office:value="-0.07364">
            <text:p>-0.07364</text:p>
          </table:table-cell>
          <table:table-cell office:value-type="float" office:value="29.95">
            <text:p>29.95</text:p>
          </table:table-cell>
          <table:table-cell office:value-type="float" office:value="29.06">
            <text:p>29.06</text:p>
          </table:table-cell>
          <table:table-cell office:value-type="float" office:value="144118517.10815412">
            <text:p>144118517.10815412</text:p>
          </table:table-cell>
          <table:table-cell office:value-type="float" office:value="31.28">
            <text:p>31.28</text:p>
          </table:table-cell>
          <table:table-cell office:value-type="float" office:value="-5.07589">
            <text:p>-5.07589</text:p>
          </table:table-cell>
        </table:table-row>
        <table:table-row>
          <table:table-cell office:value-type="string" office:value="Monero">
            <text:p>Monero</text:p>
          </table:table-cell>
          <table:table-cell office:value-type="string" office:value="xmr">
            <text:p>xmr</text:p>
          </table:table-cell>
          <table:table-cell office:value-type="float" office:value="228.04">
            <text:p>228.04</text:p>
          </table:table-cell>
          <table:table-cell office:value-type="float" office:value="4207858703">
            <text:p>4207858703</text:p>
          </table:table-cell>
          <table:table-cell office:value-type="float" office:value="77118173">
            <text:p>77118173</text:p>
          </table:table-cell>
          <table:table-cell office:value-type="float" office:value="6.64427">
            <text:p>6.64427</text:p>
          </table:table-cell>
          <table:table-cell office:value-type="float" office:value="229.08">
            <text:p>229.08</text:p>
          </table:table-cell>
          <table:table-cell office:value-type="float" office:value="212.16">
            <text:p>212.16</text:p>
          </table:table-cell>
          <table:table-cell office:value-type="float" office:value="18446744.07370955">
            <text:p>18446744.07370955</text:p>
          </table:table-cell>
          <table:table-cell office:value-type="float" office:value="542.33">
            <text:p>542.33</text:p>
          </table:table-cell>
          <table:table-cell office:value-type="float" office:value="-57.95172">
            <text:p>-57.95172</text:p>
          </table:table-cell>
        </table:table-row>
        <table:table-row>
          <table:table-cell office:value-type="string" office:value="NEAR Protocol">
            <text:p>NEAR Protocol</text:p>
          </table:table-cell>
          <table:table-cell office:value-type="string" office:value="near">
            <text:p>near</text:p>
          </table:table-cell>
          <table:table-cell office:value-type="float" office:value="2.88">
            <text:p>2.88</text:p>
          </table:table-cell>
          <table:table-cell office:value-type="float" office:value="3424208491">
            <text:p>3424208491</text:p>
          </table:table-cell>
          <table:table-cell office:value-type="float" office:value="311724937">
            <text:p>311724937</text:p>
          </table:table-cell>
          <table:table-cell office:value-type="float" office:value="2.18796">
            <text:p>2.18796</text:p>
          </table:table-cell>
          <table:table-cell office:value-type="float" office:value="2.92">
            <text:p>2.92</text:p>
          </table:table-cell>
          <table:table-cell office:value-type="float" office:value="2.59">
            <text:p>2.59</text:p>
          </table:table-cell>
          <table:table-cell office:value-type="float" office:value="1188701855.0">
            <text:p>1188701855.0</text:p>
          </table:table-cell>
          <table:table-cell office:value-type="float" office:value="20.44">
            <text:p>20.44</text:p>
          </table:table-cell>
          <table:table-cell office:value-type="float" office:value="-85.92033">
            <text:p>-85.92033</text:p>
          </table:table-cell>
        </table:table-row>
        <table:table-row>
          <table:table-cell office:value-type="string" office:value="Aptos">
            <text:p>Aptos</text:p>
          </table:table-cell>
          <table:table-cell office:value-type="string" office:value="apt">
            <text:p>apt</text:p>
          </table:table-cell>
          <table:table-cell office:value-type="float" office:value="5.67">
            <text:p>5.67</text:p>
          </table:table-cell>
          <table:table-cell office:value-type="float" office:value="3341648229">
            <text:p>3341648229</text:p>
          </table:table-cell>
          <table:table-cell office:value-type="float" office:value="328275519">
            <text:p>328275519</text:p>
          </table:table-cell>
          <table:table-cell office:value-type="float" office:value="3.69311">
            <text:p>3.69311</text:p>
          </table:table-cell>
          <table:table-cell office:value-type="float" office:value="5.68">
            <text:p>5.68</text:p>
          </table:table-cell>
          <table:table-cell office:value-type="float" office:value="5.09">
            <text:p>5.09</text:p>
          </table:table-cell>
          <table:table-cell office:value-type="float" office:value="589608449.5807043">
            <text:p>589608449.5807043</text:p>
          </table:table-cell>
          <table:table-cell office:value-type="float" office:value="19.92">
            <text:p>19.92</text:p>
          </table:table-cell>
          <table:table-cell office:value-type="float" office:value="-71.48239">
            <text:p>-71.48239</text:p>
          </table:table-cell>
        </table:table-row>
        <table:table-row>
          <table:table-cell office:value-type="string" office:value="Aave">
            <text:p>Aave</text:p>
          </table:table-cell>
          <table:table-cell office:value-type="string" office:value="aave">
            <text:p>aave</text:p>
          </table:table-cell>
          <table:table-cell office:value-type="float" office:value="221.19">
            <text:p>221.19</text:p>
          </table:table-cell>
          <table:table-cell office:value-type="float" office:value="3337775811">
            <text:p>3337775811</text:p>
          </table:table-cell>
          <table:table-cell office:value-type="float" office:value="913773424">
            <text:p>913773424</text:p>
          </table:table-cell>
          <table:table-cell office:value-type="float" office:value="26.88205">
            <text:p>26.88205</text:p>
          </table:table-cell>
          <table:table-cell office:value-type="float" office:value="221.49">
            <text:p>221.49</text:p>
          </table:table-cell>
          <table:table-cell office:value-type="float" office:value="173.64">
            <text:p>173.64</text:p>
          </table:table-cell>
          <table:table-cell office:value-type="float" office:value="15085383.913281988">
            <text:p>15085383.913281988</text:p>
          </table:table-cell>
          <table:table-cell office:value-type="float" office:value="661.69">
            <text:p>661.69</text:p>
          </table:table-cell>
          <table:table-cell office:value-type="float" office:value="-66.69945">
            <text:p>-66.69945</text:p>
          </table:table-cell>
        </table:table-row>
        <table:table-row>
          <table:table-cell office:value-type="string" office:value="Dai">
            <text:p>Dai</text:p>
          </table:table-cell>
          <table:table-cell office:value-type="string" office:value="dai">
            <text:p>dai</text:p>
          </table:table-cell>
          <table:table-cell office:value-type="float" office:value="0.999807">
            <text:p>0.999807</text:p>
          </table:table-cell>
          <table:table-cell office:value-type="float" office:value="3279026055">
            <text:p>3279026055</text:p>
          </table:table-cell>
          <table:table-cell office:value-type="float" office:value="148763668">
            <text:p>148763668</text:p>
          </table:table-cell>
          <table:table-cell office:value-type="float" office:value="0.02016">
            <text:p>0.02016</text:p>
          </table:table-cell>
          <table:table-cell office:value-type="float" office:value="1.0">
            <text:p>1.0</text:p>
          </table:table-cell>
          <table:table-cell office:value-type="float" office:value="0.999469">
            <text:p>0.999469</text:p>
          </table:table-cell>
          <table:table-cell office:value-type="float" office:value="3279989716.985725">
            <text:p>3279989716.985725</text:p>
          </table:table-cell>
          <table:table-cell office:value-type="float" office:value="1.22">
            <text:p>1.22</text:p>
          </table:table-cell>
          <table:table-cell office:value-type="float" office:value="-17.9701">
            <text:p>-17.9701</text:p>
          </table:table-cell>
        </table:table-row>
        <table:table-row>
          <table:table-cell office:value-type="string" office:value="Ondo">
            <text:p>Ondo</text:p>
          </table:table-cell>
          <table:table-cell office:value-type="string" office:value="ondo">
            <text:p>ondo</text:p>
          </table:table-cell>
          <table:table-cell office:value-type="float" office:value="1.01">
            <text:p>1.01</text:p>
          </table:table-cell>
          <table:table-cell office:value-type="float" office:value="3187883634">
            <text:p>3187883634</text:p>
          </table:table-cell>
          <table:table-cell office:value-type="float" office:value="314858922">
            <text:p>314858922</text:p>
          </table:table-cell>
          <table:table-cell office:value-type="float" office:value="8.87643">
            <text:p>8.87643</text:p>
          </table:table-cell>
          <table:table-cell office:value-type="float" office:value="1.013">
            <text:p>1.013</text:p>
          </table:table-cell>
          <table:table-cell office:value-type="float" office:value="0.878225">
            <text:p>0.878225</text:p>
          </table:table-cell>
          <table:table-cell office:value-type="float" office:value="3159107529.0">
            <text:p>3159107529.0</text:p>
          </table:table-cell>
          <table:table-cell office:value-type="float" office:value="2.14">
            <text:p>2.14</text:p>
          </table:table-cell>
          <table:table-cell office:value-type="float" office:value="-52.90795">
            <text:p>-52.90795</text:p>
          </table:table-cell>
        </table:table-row>
        <table:table-row>
          <table:table-cell office:value-type="string" office:value="sUSDS">
            <text:p>sUSDS</text:p>
          </table:table-cell>
          <table:table-cell office:value-type="string" office:value="susds">
            <text:p>susds</text:p>
          </table:table-cell>
          <table:table-cell office:value-type="float" office:value="1.041">
            <text:p>1.041</text:p>
          </table:table-cell>
          <table:table-cell office:value-type="float" office:value="3024424797">
            <text:p>3024424797</text:p>
          </table:table-cell>
          <table:table-cell office:value-type="float" office:value="2111998">
            <text:p>2111998</text:p>
          </table:table-cell>
          <table:table-cell office:value-type="float" office:value="0.01303">
            <text:p>0.01303</text:p>
          </table:table-cell>
          <table:table-cell office:value-type="float" office:value="1.047">
            <text:p>1.047</text:p>
          </table:table-cell>
          <table:table-cell office:value-type="float" office:value="1.036">
            <text:p>1.036</text:p>
          </table:table-cell>
          <table:table-cell office:value-type="float" office:value="2904218283.079299">
            <text:p>2904218283.079299</text:p>
          </table:table-cell>
          <table:table-cell office:value-type="float" office:value="1.088">
            <text:p>1.088</text:p>
          </table:table-cell>
          <table:table-cell office:value-type="float" office:value="-4.34136">
            <text:p>-4.34136</text:p>
          </table:table-cell>
        </table:table-row>
        <table:table-row>
          <table:table-cell office:value-type="string" office:value="Pepe">
            <text:p>Pepe</text:p>
          </table:table-cell>
          <table:table-cell office:value-type="string" office:value="pepe">
            <text:p>pepe</text:p>
          </table:table-cell>
          <table:table-cell office:value-type="float" office:value="7.06e-06">
            <text:p>7.06e-06</text:p>
          </table:table-cell>
          <table:table-cell office:value-type="float" office:value="2971230521">
            <text:p>2971230521</text:p>
          </table:table-cell>
          <table:table-cell office:value-type="float" office:value="901475653">
            <text:p>901475653</text:p>
          </table:table-cell>
          <table:table-cell office:value-type="float" office:value="1.62399">
            <text:p>1.62399</text:p>
          </table:table-cell>
          <table:table-cell office:value-type="float" office:value="7.07e-06">
            <text:p>7.07e-06</text:p>
          </table:table-cell>
          <table:table-cell office:value-type="float" office:value="6.38e-06">
            <text:p>6.38e-06</text:p>
          </table:table-cell>
          <table:table-cell office:value-type="float" office:value="420690000000000.0">
            <text:p>420690000000000.0</text:p>
          </table:table-cell>
          <table:table-cell office:value-type="float" office:value="2.803e-05">
            <text:p>2.803e-05</text:p>
          </table:table-cell>
          <table:table-cell office:value-type="float" office:value="-74.81212">
            <text:p>-74.81212</text:p>
          </table:table-cell>
        </table:table-row>
        <table:table-row>
          <table:table-cell office:value-type="string" office:value="Internet Computer">
            <text:p>Internet Computer</text:p>
          </table:table-cell>
          <table:table-cell office:value-type="string" office:value="icp">
            <text:p>icp</text:p>
          </table:table-cell>
          <table:table-cell office:value-type="float" office:value="6.11">
            <text:p>6.11</text:p>
          </table:table-cell>
          <table:table-cell office:value-type="float" office:value="2948317649">
            <text:p>2948317649</text:p>
          </table:table-cell>
          <table:table-cell office:value-type="float" office:value="112409029">
            <text:p>112409029</text:p>
          </table:table-cell>
          <table:table-cell office:value-type="float" office:value="2.48643">
            <text:p>2.48643</text:p>
          </table:table-cell>
          <table:table-cell office:value-type="float" office:value="6.16">
            <text:p>6.16</text:p>
          </table:table-cell>
          <table:table-cell office:value-type="float" office:value="5.68">
            <text:p>5.68</text:p>
          </table:table-cell>
          <table:table-cell office:value-type="float" office:value="481440944.9850889">
            <text:p>481440944.9850889</text:p>
          </table:table-cell>
          <table:table-cell office:value-type="float" office:value="700.65">
            <text:p>700.65</text:p>
          </table:table-cell>
          <table:table-cell office:value-type="float" office:value="-99.12521">
            <text:p>-99.12521</text:p>
          </table:table-cell>
        </table:table-row>
        <table:table-row>
          <table:table-cell office:value-type="string" office:value="Ethereum Classic">
            <text:p>Ethereum Classic</text:p>
          </table:table-cell>
          <table:table-cell office:value-type="string" office:value="etc">
            <text:p>etc</text:p>
          </table:table-cell>
          <table:table-cell office:value-type="float" office:value="19.32">
            <text:p>19.32</text:p>
          </table:table-cell>
          <table:table-cell office:value-type="float" office:value="2915516350">
            <text:p>2915516350</text:p>
          </table:table-cell>
          <table:table-cell office:value-type="float" office:value="128332084">
            <text:p>128332084</text:p>
          </table:table-cell>
          <table:table-cell office:value-type="float" office:value="4.76401">
            <text:p>4.76401</text:p>
          </table:table-cell>
          <table:table-cell office:value-type="float" office:value="19.35">
            <text:p>19.35</text:p>
          </table:table-cell>
          <table:table-cell office:value-type="float" office:value="17.96">
            <text:p>17.96</text:p>
          </table:table-cell>
          <table:table-cell office:value-type="float" office:value="150990881.300178">
            <text:p>150990881.300178</text:p>
          </table:table-cell>
          <table:table-cell office:value-type="float" office:value="167.09">
            <text:p>167.09</text:p>
          </table:table-cell>
          <table:table-cell office:value-type="float" office:value="-88.43483">
            <text:p>-88.43483</text:p>
          </table:table-cell>
        </table:table-row>
        <table:table-row>
          <table:table-cell office:value-type="string" office:value="Gate">
            <text:p>Gate</text:p>
          </table:table-cell>
          <table:table-cell office:value-type="string" office:value="gt">
            <text:p>gt</text:p>
          </table:table-cell>
          <table:table-cell office:value-type="float" office:value="21.3">
            <text:p>21.3</text:p>
          </table:table-cell>
          <table:table-cell office:value-type="float" office:value="2679298460">
            <text:p>2679298460</text:p>
          </table:table-cell>
          <table:table-cell office:value-type="float" office:value="16178815">
            <text:p>16178815</text:p>
          </table:table-cell>
          <table:table-cell office:value-type="float" office:value="6.24555">
            <text:p>6.24555</text:p>
          </table:table-cell>
          <table:table-cell office:value-type="float" office:value="21.76">
            <text:p>21.76</text:p>
          </table:table-cell>
          <table:table-cell office:value-type="float" office:value="19.71">
            <text:p>19.71</text:p>
          </table:table-cell>
          <table:table-cell office:value-type="float" office:value="125815473.19980882">
            <text:p>125815473.19980882</text:p>
          </table:table-cell>
          <table:table-cell office:value-type="float" office:value="25.94">
            <text:p>25.94</text:p>
          </table:table-cell>
          <table:table-cell office:value-type="float" office:value="-17.84342">
            <text:p>-17.84342</text:p>
          </table:table-cell>
        </table:table-row>
        <table:table-row>
          <table:table-cell office:value-type="string" office:value="Official Trump">
            <text:p>Official Trump</text:p>
          </table:table-cell>
          <table:table-cell office:value-type="string" office:value="trump">
            <text:p>trump</text:p>
          </table:table-cell>
          <table:table-cell office:value-type="float" office:value="13.11">
            <text:p>13.11</text:p>
          </table:table-cell>
          <table:table-cell office:value-type="float" office:value="2622127425">
            <text:p>2622127425</text:p>
          </table:table-cell>
          <table:table-cell office:value-type="float" office:value="1393396766">
            <text:p>1393396766</text:p>
          </table:table-cell>
          <table:table-cell office:value-type="float" office:value="6.55119">
            <text:p>6.55119</text:p>
          </table:table-cell>
          <table:table-cell office:value-type="float" office:value="13.55">
            <text:p>13.55</text:p>
          </table:table-cell>
          <table:table-cell office:value-type="float" office:value="11.89">
            <text:p>11.89</text:p>
          </table:table-cell>
          <table:table-cell office:value-type="float" office:value="199999977.236">
            <text:p>199999977.236</text:p>
          </table:table-cell>
          <table:table-cell office:value-type="float" office:value="73.43">
            <text:p>73.43</text:p>
          </table:table-cell>
          <table:table-cell office:value-type="float" office:value="-82.09175">
            <text:p>-82.09175</text:p>
          </table:table-cell>
        </table:table-row>
        <table:table-row>
          <table:table-cell office:value-type="string" office:value="OKB">
            <text:p>OKB</text:p>
          </table:table-cell>
          <table:table-cell office:value-type="string" office:value="okb">
            <text:p>okb</text:p>
          </table:table-cell>
          <table:table-cell office:value-type="float" office:value="42.77">
            <text:p>42.77</text:p>
          </table:table-cell>
          <table:table-cell office:value-type="float" office:value="2565957440">
            <text:p>2565957440</text:p>
          </table:table-cell>
          <table:table-cell office:value-type="float" office:value="14663786">
            <text:p>14663786</text:p>
          </table:table-cell>
          <table:table-cell office:value-type="float" office:value="0.92059">
            <text:p>0.92059</text:p>
          </table:table-cell>
          <table:table-cell office:value-type="float" office:value="43.38">
            <text:p>43.38</text:p>
          </table:table-cell>
          <table:table-cell office:value-type="float" office:value="40.22">
            <text:p>40.22</text:p>
          </table:table-cell>
          <table:table-cell office:value-type="float" office:value="60000000.0">
            <text:p>60000000.0</text:p>
          </table:table-cell>
          <table:table-cell office:value-type="float" office:value="73.8">
            <text:p>73.8</text:p>
          </table:table-cell>
          <table:table-cell office:value-type="float" office:value="-41.85493">
            <text:p>-41.85493</text:p>
          </table:table-cell>
        </table:table-row>
        <table:table-row>
          <table:table-cell office:value-type="string" office:value="Coinbase Wrapped BTC">
            <text:p>Coinbase Wrapped BTC</text:p>
          </table:table-cell>
          <table:table-cell office:value-type="string" office:value="cbbtc">
            <text:p>cbbtc</text:p>
          </table:table-cell>
          <table:table-cell office:value-type="float" office:value="87811.0">
            <text:p>87811.0</text:p>
          </table:table-cell>
          <table:table-cell office:value-type="float" office:value="2526023843">
            <text:p>2526023843</text:p>
          </table:table-cell>
          <table:table-cell office:value-type="float" office:value="404460375">
            <text:p>404460375</text:p>
          </table:table-cell>
          <table:table-cell office:value-type="float" office:value="4.96726">
            <text:p>4.96726</text:p>
          </table:table-cell>
          <table:table-cell office:value-type="float" office:value="88907.0">
            <text:p>88907.0</text:p>
          </table:table-cell>
          <table:table-cell office:value-type="float" office:value="82203.0">
            <text:p>82203.0</text:p>
          </table:table-cell>
          <table:table-cell office:value-type="float" office:value="28759.66986418">
            <text:p>28759.66986418</text:p>
          </table:table-cell>
          <table:table-cell office:value-type="float" office:value="108953.0">
            <text:p>108953.0</text:p>
          </table:table-cell>
          <table:table-cell office:value-type="float" office:value="-19.39945">
            <text:p>-19.39945</text:p>
          </table:table-cell>
        </table:table-row>
        <table:table-row>
          <table:table-cell office:value-type="string" office:value="Bittensor">
            <text:p>Bittensor</text:p>
          </table:table-cell>
          <table:table-cell office:value-type="string" office:value="tao">
            <text:p>tao</text:p>
          </table:table-cell>
          <table:table-cell office:value-type="float" office:value="294.07">
            <text:p>294.07</text:p>
          </table:table-cell>
          <table:table-cell office:value-type="float" office:value="2483155668">
            <text:p>2483155668</text:p>
          </table:table-cell>
          <table:table-cell office:value-type="float" office:value="188781053">
            <text:p>188781053</text:p>
          </table:table-cell>
          <table:table-cell office:value-type="float" office:value="4.88099">
            <text:p>4.88099</text:p>
          </table:table-cell>
          <table:table-cell office:value-type="float" office:value="295.94">
            <text:p>295.94</text:p>
          </table:table-cell>
          <table:table-cell office:value-type="float" office:value="263.27">
            <text:p>263.27</text:p>
          </table:table-cell>
          <table:table-cell office:value-type="float" office:value="8440582.0">
            <text:p>8440582.0</text:p>
          </table:table-cell>
          <table:table-cell office:value-type="float" office:value="757.6">
            <text:p>757.6</text:p>
          </table:table-cell>
          <table:table-cell office:value-type="float" office:value="-61.02888">
            <text:p>-61.02888</text:p>
          </table:table-cell>
        </table:table-row>
        <table:table-row>
          <table:table-cell office:value-type="string" office:value="Mantle">
            <text:p>Mantle</text:p>
          </table:table-cell>
          <table:table-cell office:value-type="string" office:value="mnt">
            <text:p>mnt</text:p>
          </table:table-cell>
          <table:table-cell office:value-type="float" office:value="0.733148">
            <text:p>0.733148</text:p>
          </table:table-cell>
          <table:table-cell office:value-type="float" office:value="2465835051">
            <text:p>2465835051</text:p>
          </table:table-cell>
          <table:table-cell office:value-type="float" office:value="75590519">
            <text:p>75590519</text:p>
          </table:table-cell>
          <table:table-cell office:value-type="float" office:value="1.25441">
            <text:p>1.25441</text:p>
          </table:table-cell>
          <table:table-cell office:value-type="float" office:value="0.735805">
            <text:p>0.735805</text:p>
          </table:table-cell>
          <table:table-cell office:value-type="float" office:value="0.706776">
            <text:p>0.706776</text:p>
          </table:table-cell>
          <table:table-cell office:value-type="float" office:value="3364694382.83684">
            <text:p>3364694382.83684</text:p>
          </table:table-cell>
          <table:table-cell office:value-type="float" office:value="1.54">
            <text:p>1.54</text:p>
          </table:table-cell>
          <table:table-cell office:value-type="float" office:value="-52.25685">
            <text:p>-52.25685</text:p>
          </table:table-cell>
        </table:table-row>
      </table:table>
      <table:table table:name="Analysis">
        <table:table-row>
          <table:table-cell office:value-type="string" office:value="TOP 5 BY MARKET CAP">
            <text:p>TOP 5 BY MARKET CAP</text:p>
          </table:table-cell>
        </table:table-row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Market Capitalization">
            <text:p>Market Capitalization</text:p>
          </table:table-cell>
          <table:table-cell table:style-name="pd1" office:value-type="string" office:value="Price Change (24h %)">
            <text:p>Price Change (24h %)</text:p>
          </table:table-cell>
          <table:table-cell table:style-name="pd1" office:value-type="string" office:value="24-hour Trading Volume">
            <text:p>24-hour Trading Volume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float" office:value="87717.0">
            <text:p>87717.0</text:p>
          </table:table-cell>
          <table:table-cell office:value-type="float" office:value="1739738441943">
            <text:p>1739738441943</text:p>
          </table:table-cell>
          <table:table-cell office:value-type="float" office:value="4.62145">
            <text:p>4.62145</text:p>
          </table:table-cell>
          <table:table-cell office:value-type="float" office:value="59496891881">
            <text:p>59496891881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float" office:value="2213.41">
            <text:p>2213.41</text:p>
          </table:table-cell>
          <table:table-cell office:value-type="float" office:value="266953595183">
            <text:p>266953595183</text:p>
          </table:table-cell>
          <table:table-cell office:value-type="float" office:value="5.48113">
            <text:p>5.48113</text:p>
          </table:table-cell>
          <table:table-cell office:value-type="float" office:value="29521301980">
            <text:p>29521301980</text:p>
          </table:table-cell>
        </table:table-row>
        <table:table-row>
          <table:table-cell office:value-type="string" office:value="XRP">
            <text:p>XRP</text:p>
          </table:table-cell>
          <table:table-cell office:value-type="float" office:value="2.48">
            <text:p>2.48</text:p>
          </table:table-cell>
          <table:table-cell office:value-type="float" office:value="143670900808">
            <text:p>143670900808</text:p>
          </table:table-cell>
          <table:table-cell office:value-type="float" office:value="5.31922">
            <text:p>5.31922</text:p>
          </table:table-cell>
          <table:table-cell office:value-type="float" office:value="7780162059">
            <text:p>7780162059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float" office:value="0.999808">
            <text:p>0.999808</text:p>
          </table:table-cell>
          <table:table-cell office:value-type="float" office:value="142464818141">
            <text:p>142464818141</text:p>
          </table:table-cell>
          <table:table-cell office:value-type="float" office:value="0.04204">
            <text:p>0.04204</text:p>
          </table:table-cell>
          <table:table-cell office:value-type="float" office:value="97083674103">
            <text:p>97083674103</text:p>
          </table:table-cell>
        </table:table-row>
        <table:table-row>
          <table:table-cell office:value-type="string" office:value="BNB">
            <text:p>BNB</text:p>
          </table:table-cell>
          <table:table-cell office:value-type="float" office:value="598.09">
            <text:p>598.09</text:p>
          </table:table-cell>
          <table:table-cell office:value-type="float" office:value="87256490293">
            <text:p>87256490293</text:p>
          </table:table-cell>
          <table:table-cell office:value-type="float" office:value="5.34614">
            <text:p>5.34614</text:p>
          </table:table-cell>
          <table:table-cell office:value-type="float" office:value="1055895412">
            <text:p>1055895412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BIGGEST GAINERS">
            <text:p>BIGGEST GAINERS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Aave">
            <text:p>Aave</text:p>
          </table:table-cell>
          <table:table-cell office:value-type="float" office:value="221.19">
            <text:p>221.19</text:p>
          </table:table-cell>
          <table:table-cell office:value-type="float" office:value="26.88205">
            <text:p>26.88205</text:p>
          </table:table-cell>
        </table:table-row>
        <table:table-row>
          <table:table-cell office:value-type="string" office:value="Cardano">
            <text:p>Cardano</text:p>
          </table:table-cell>
          <table:table-cell office:value-type="float" office:value="0.94858">
            <text:p>0.94858</text:p>
          </table:table-cell>
          <table:table-cell office:value-type="float" office:value="16.63963">
            <text:p>16.63963</text:p>
          </table:table-cell>
        </table:table-row>
        <table:table-row>
          <table:table-cell office:value-type="string" office:value="Chainlink">
            <text:p>Chainlink</text:p>
          </table:table-cell>
          <table:table-cell office:value-type="float" office:value="15.89">
            <text:p>15.89</text:p>
          </table:table-cell>
          <table:table-cell office:value-type="float" office:value="14.91689">
            <text:p>14.91689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BIGGEST LOSERS">
            <text:p>BIGGEST LOSERS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Toncoin">
            <text:p>Toncoin</text:p>
          </table:table-cell>
          <table:table-cell office:value-type="float" office:value="3.01">
            <text:p>3.01</text:p>
          </table:table-cell>
          <table:table-cell office:value-type="float" office:value="-1.4287">
            <text:p>-1.4287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float" office:value="9.9">
            <text:p>9.9</text:p>
          </table:table-cell>
          <table:table-cell office:value-type="float" office:value="-0.4987">
            <text:p>-0.4987</text:p>
          </table:table-cell>
        </table:table-row>
        <table:table-row>
          <table:table-cell office:value-type="string" office:value="WhiteBIT Coin">
            <text:p>WhiteBIT Coin</text:p>
          </table:table-cell>
          <table:table-cell office:value-type="float" office:value="29.62">
            <text:p>29.62</text:p>
          </table:table-cell>
          <table:table-cell office:value-type="float" office:value="-0.07364">
            <text:p>-0.07364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MOST ACTIVE">
            <text:p>MOST ACTIVE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24-hour Trading Volume">
            <text:p>24-hour Trading Volume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float" office:value="97083674103">
            <text:p>97083674103</text:p>
          </table:table-cell>
          <table:table-cell office:value-type="float" office:value="0.04204">
            <text:p>0.04204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float" office:value="59496891881">
            <text:p>59496891881</text:p>
          </table:table-cell>
          <table:table-cell office:value-type="float" office:value="4.62145">
            <text:p>4.62145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float" office:value="29521301980">
            <text:p>29521301980</text:p>
          </table:table-cell>
          <table:table-cell office:value-type="float" office:value="5.48113">
            <text:p>5.48113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CLOSEST TO ATH">
            <text:p>CLOSEST TO ATH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All Time High">
            <text:p>All Time High</text:p>
          </table:table-cell>
          <table:table-cell table:style-name="pd1" office:value-type="string" office:value="ATH Change %">
            <text:p>ATH Change %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float" office:value="9.9">
            <text:p>9.9</text:p>
          </table:table-cell>
          <table:table-cell office:value-type="float" office:value="10.07">
            <text:p>10.07</text:p>
          </table:table-cell>
          <table:table-cell office:value-type="float" office:value="-1.55986">
            <text:p>-1.55986</text:p>
          </table:table-cell>
        </table:table-row>
        <table:table-row>
          <table:table-cell office:value-type="string" office:value="Ethena USDe">
            <text:p>Ethena USDe</text:p>
          </table:table-cell>
          <table:table-cell office:value-type="float" office:value="0.999248">
            <text:p>0.999248</text:p>
          </table:table-cell>
          <table:table-cell office:value-type="float" office:value="1.032">
            <text:p>1.032</text:p>
          </table:table-cell>
          <table:table-cell office:value-type="float" office:value="-3.1984">
            <text:p>-3.1984</text:p>
          </table:table-cell>
        </table:table-row>
        <table:table-row>
          <table:table-cell office:value-type="string" office:value="sUSDS">
            <text:p>sUSDS</text:p>
          </table:table-cell>
          <table:table-cell office:value-type="float" office:value="1.041">
            <text:p>1.041</text:p>
          </table:table-cell>
          <table:table-cell office:value-type="float" office:value="1.088">
            <text:p>1.088</text:p>
          </table:table-cell>
          <table:table-cell office:value-type="float" office:value="-4.34136">
            <text:p>-4.341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